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B000000228E4FE2368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8.263cm" fo:margin-left="-0.132cm" table:align="left" style:writing-mode="lr-tb"/>
    </style:style>
    <style:style style:name="Tableau1.A" style:family="table-column">
      <style:table-column-properties style:column-width="2.625cm"/>
    </style:style>
    <style:style style:name="Tableau1.B" style:family="table-column">
      <style:table-column-properties style:column-width="15.639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er">
      <style:paragraph-properties>
        <style:tab-stops/>
      </style:paragraph-properties>
      <style:text-properties fo:font-style="italic" fo:font-weight="bold" style:font-style-asian="italic" style:font-weight-asian="bold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padding-left="0.141cm" fo:padding-right="0.141cm" fo:padding-top="0.035cm" fo:padding-bottom="0.035cm" fo:border="0.06pt solid #000000"/>
      <style:text-properties fo:font-style="italic" style:font-style-asian="italic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2" style:family="paragraph" style:parent-style-name="Standard" style:master-page-name="Standard">
      <style:paragraph-properties style:page-number="auto" fo:padding-left="0.141cm" fo:padding-right="0.141cm" fo:padding-top="0.035cm" fo:padding-bottom="0.035cm" fo:border="0.06pt solid #000000"/>
      <style:text-properties fo:font-style="italic" fo:font-weight="bold" style:font-style-asian="italic" style:font-weight-asian="bold"/>
    </style:style>
    <style:style style:name="P13" style:family="paragraph" style:parent-style-name="Standard">
      <style:paragraph-properties>
        <style:tab-stops/>
      </style:paragraph-properties>
      <style:text-properties fo:color="#0000ff"/>
    </style:style>
    <style:style style:name="P14" style:family="paragraph" style:parent-style-name="Standard">
      <style:paragraph-properties>
        <style:tab-stops/>
      </style:paragraph-properties>
      <style:text-properties fo:color="#ff3366" fo:font-weight="bold" officeooo:rsid="001ef6cf" officeooo:paragraph-rsid="001ef6cf" style:font-weight-asian="bold" style:font-weight-complex="bold"/>
    </style:style>
    <style:style style:name="P15" style:family="paragraph" style:parent-style-name="Standard" style:list-style-name="WW8Num1">
      <style:paragraph-properties fo:margin-left="0cm" fo:margin-right="0cm" fo:text-indent="0cm" style:auto-text-indent="false" fo:padding-left="0.141cm" fo:padding-right="0.141cm" fo:padding-top="0.035cm" fo:padding-bottom="0.035cm" fo:border="0.06pt solid #000000"/>
      <style:text-properties fo:font-style="italic" style:font-style-asian="italic"/>
    </style:style>
    <style:style style:name="P16" style:family="paragraph" style:parent-style-name="Standard" style:list-style-name="WW8Num1">
      <style:paragraph-properties fo:margin-left="0cm" fo:margin-right="0cm" fo:text-indent="0cm" style:auto-text-indent="false">
        <style:tab-stops/>
      </style:paragraph-properties>
    </style:style>
    <style:style style:name="P17" style:family="paragraph" style:parent-style-name="Standard" style:list-style-name="WW8Num1">
      <style:paragraph-properties fo:margin-left="0cm" fo:margin-right="0cm" style:line-height-at-least="0.6cm" fo:text-indent="0cm" style:auto-text-indent="false">
        <style:tab-stops/>
      </style:paragraph-properties>
    </style:style>
    <style:style style:name="P18" style:family="paragraph" style:parent-style-name="Standard">
      <style:paragraph-properties fo:padding-left="0.141cm" fo:padding-right="0.141cm" fo:padding-top="0.035cm" fo:padding-bottom="0.035cm" fo:border="0.06pt solid #000000"/>
    </style:style>
    <style:style style:name="P19" style:family="paragraph" style:parent-style-name="Heading_20_1">
      <style:paragraph-properties style:line-height-at-least="0.6cm">
        <style:tab-stops/>
      </style:paragraph-properties>
      <style:text-properties fo:color="#0000ff"/>
    </style:style>
    <style:style style:name="P20" style:family="paragraph" style:parent-style-name="Heading_20_2">
      <style:paragraph-properties>
        <style:tab-stops/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name="Webdings" fo:font-size="16pt" fo:font-style="italic" fo:font-weight="bold" style:font-size-asian="16pt" style:font-style-asian="italic" style:font-weight-asian="bold"/>
    </style:style>
    <style:style style:name="T5" style:family="text">
      <style:text-properties officeooo:rsid="001ef6cf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Objectifs : </text:p>
      <text:p text:style-name="P6">Valider le fonctionnement du matériel avant l’installation chez le client et rédiger une fiche de test et une notice d’installation</text:p>
      <text:p text:style-name="P6"/>
      <text:p text:style-name="P5">Compétences visées :</text:p>
      <text:list xml:id="list2975519621962574246" text:style-name="WW8Num1">
        <text:list-item>
          <text:p text:style-name="P15">Effectuer des tests en conformité avec une procédure établie sur un équipement ou un produit</text:p>
        </text:list-item>
        <text:list-item>
          <text:p text:style-name="P15"><text:span text:style-name="T5">I</text:span>nstaller et configurer un nouvel équipement ou produit</text:p>
        </text:list-item>
        <text:list-item>
          <text:p text:style-name="P15">Valider le bon fonctionnement de l’équipement ou produit</text:p>
        </text:list-item>
      </text:list>
      <text:p text:style-name="P6"/>
      <text:p text:style-name="P5">Matériels et documents à disposition :</text:p>
      <text:list xml:id="list80527012858319" text:continue-list="list2975519621962574246" text:style-name="WW8Num1">
        <text:list-item text:start-value="1">
          <text:p text:style-name="P15">Dossier technique constructeur du portail et de ses différents équipements</text:p>
        </text:list-item>
        <text:list-item>
          <text:p text:style-name="P15">Dossier de présentation du portail </text:p>
        </text:list-item>
        <text:list-item>
          <text:p text:style-name="P15">Banc de test équipé d’une centrale de commande, d’un moteur et des différents accessoires</text:p>
        </text:list-item>
        <text:list-item>
          <text:p text:style-name="P15">Câbles et outils de câblage</text:p>
        </text:list-item>
      </text:list>
      <text:p text:style-name="P18"/>
      <text:p text:style-name="Standard"/>
      <text:p text:style-name="P7">Travail à effectuer :</text:p>
      <text:p text:style-name="P2"/>
      <text:p text:style-name="P3">Conseil : lire l’ensemble de ce document avant de se lancer….</text:p>
      <text:p text:style-name="P2"/>
      <text:p text:style-name="P13">Valider le fonctionnement du matériel pour chaque configuration client proposée ci-dessous et rédiger pour <text:span text:style-name="T6">un</text:span> des cas une notice d’installation <text:span text:style-name="T5">( voir exemple "notice_installation_N1" pour la première situation )</text:span>. <text:span text:style-name="T5">Pour vérifier la centrale elle-même vous prendrez connaissance du début de la fiche "fiche_test_centrale").</text:span></text:p>
      <text:p text:style-name="P13"/>
      <text:p text:style-name="P14">Ne jamais réaliser d'auto-apprentissage lors de ce TP ( absence de butée)</text:p>
      <text:p text:style-name="P10"/>
      <text:p text:style-name="P10">Marche à suivre :</text:p>
      <text:p text:style-name="P10"/>
      <text:list xml:id="list80526119821324" text:continue-list="list80527012858319" text:style-name="WW8Num1">
        <text:list-item text:start-value="1">
          <text:p text:style-name="P17">Prendre connaissance des demandes du client</text:p>
        </text:list-item>
        <text:list-item>
          <text:p text:style-name="P17">Identifier le matériel nécessaire et extraire du dossier technique les notices de description et d’installation</text:p>
        </text:list-item>
        <text:list-item>
          <text:p text:style-name="P17">Identifier les risques mécaniques et électriques</text:p>
        </text:list-item>
        <text:list-item>
          <text:p text:style-name="P17">Proposer un schéma de câblage et choisir le type de câble à utiliser</text:p>
        </text:list-item>
        <text:list-item>
          <text:p text:style-name="P17">Choisir la configuration des switches des différents matériels</text:p>
        </text:list-item>
        <text:list-item>
          <text:p text:style-name="P17">Effectuer le câblage : <text:span text:style-name="T3">Attention ! </text:span><text:span text:style-name="T4"></text:span><text:span text:style-name="T3"> - câbler hors tension</text:span> </text:p>
        </text:list-item>
        <text:list-item>
          <text:p text:style-name="P17">Faire vérifier par le professeur ( partie câblage )</text:p>
        </text:list-item>
        <text:list-item>
          <text:p text:style-name="P17">Valider le fonctionnement par des tests et rédiger pour un matériel une fiche de test ( voir modèle proposé pour le test de la centrale )</text:p>
        </text:list-item>
        <text:list-item>
          <text:p text:style-name="P17">Compléter si demandé la notice d’installation correspondant à la configuration client</text:p>
        </text:list-item>
      </text:list>
      <text:h text:style-name="P19" text:outline-level="1">Remarque : on pourra joindre des photos à cette notice d’installation</text:h>
      <text:list xml:id="list80526210171146" text:continue-list="list80526119821324" text:style-name="WW8Num1">
        <text:list-item text:start-value="1">
          <text:p text:style-name="P17">Évaluer le coût de l’installation et proposer un devis client</text:p>
        </text:list-item>
      </text:list>
      <text:p text:style-name="P9"/>
      <text:p text:style-name="P9"/>
      <text:p text:style-name="P9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20" text:outline-level="2">Client n°</text:h>
          </table:table-cell>
          <table:table-cell table:style-name="Tableau1.B1" office:value-type="string">
            <text:p text:style-name="P8">Description du fonctionnement souhaité</text:p>
          </table:table-cell>
        </table:table-row>
        <table:table-row>
          <table:table-cell table:style-name="Tableau1.A2" office:value-type="string">
            <text:p text:style-name="P4"/>
            <text:p text:style-name="P4">1</text:p>
          </table:table-cell>
          <table:table-cell table:style-name="Tableau1.B2" office:value-type="string">
            <text:p text:style-name="P9"/>
            <text:list xml:id="list80526023065111" text:continue-list="list80526210171146" text:style-name="WW8Num1">
              <text:list-item text:start-value="1">
                <text:p text:style-name="P16">Ouverture du portail ( 2 vantaux ) par appui sur un bouton-poussoir</text:p>
              </text:list-item>
              <text:list-item>
                <text:p text:style-name="P16">Fermeture automatique après temporisation</text:p>
              </text:list-item>
              <text:list-item>
                <text:p text:style-name="P16">Signal lumineux clignotant en fonctionnement</text:p>
              </text:list-item>
            </text:list>
            <text:p text:style-name="P9"/>
          </table:table-cell>
        </table:table-row>
        <table:table-row>
          <table:table-cell table:style-name="Tableau1.A2" office:value-type="string">
            <text:p text:style-name="P11"/>
            <text:p text:style-name="P11">2</text:p>
          </table:table-cell>
          <table:table-cell table:style-name="Tableau1.B2" office:value-type="string">
            <text:p text:style-name="P9"/>
            <text:list xml:id="list80526222481160" text:continue-list="list80526023065111" text:style-name="WW8Num1">
              <text:list-item text:start-value="1">
                <text:p text:style-name="P16">Ouverture du portail ( 2 vantaux ) par appui sur un bouton poussoir ‘OUV’</text:p>
              </text:list-item>
              <text:list-item>
                <text:p text:style-name="P16">Fermeture du portail par appui sur un bouton-poussoir ‘FERM’</text:p>
              </text:list-item>
              <text:list-item>
                <text:p text:style-name="P16">Pas de signal lumineux clignotant en fonctionnement</text:p>
              </text:list-item>
            </text:list>
            <text:p text:style-name="P9"/>
          </table:table-cell>
        </table:table-row>
        <table:table-row>
          <table:table-cell table:style-name="Tableau1.A2" office:value-type="string">
            <text:p text:style-name="P11"/>
            <text:p text:style-name="P11">3</text:p>
          </table:table-cell>
          <table:table-cell table:style-name="Tableau1.B2" office:value-type="string">
            <text:p text:style-name="P9"/>
            <text:list xml:id="list80526102525949" text:continue-list="list80526222481160" text:style-name="WW8Num1">
              <text:list-item text:start-value="1">
                <text:p text:style-name="P16">Ouverture des 2 vantaux par appui sur un bouton-poussoir ‘OUV_2V’</text:p>
              </text:list-item>
              <text:list-item>
                <text:p text:style-name="P16">Ouverture d’un vantail par appui sur un bouton-poussoir ‘OUV_1V’</text:p>
              </text:list-item>
              <text:list-item>
                <text:p text:style-name="P16">Fermeture automatique</text:p>
              </text:list-item>
              <text:list-item>
                <text:p text:style-name="P16">Signal lumineux clignotant en fonctionnement</text:p>
              </text:list-item>
            </text:list>
            <text:p text:style-name="P9"/>
          </table:table-cell>
        </table:table-row>
        <table:table-row>
          <table:table-cell table:style-name="Tableau1.A2" office:value-type="string">
            <text:p text:style-name="P11"/>
            <text:p text:style-name="P11">4</text:p>
          </table:table-cell>
          <table:table-cell table:style-name="Tableau1.B2" office:value-type="string">
            <text:p text:style-name="P9"/>
            <text:list xml:id="list80526815840479" text:continue-list="list80526102525949" text:style-name="WW8Num1">
              <text:list-item text:start-value="1">
                <text:p text:style-name="P16">Commande par clavier à codes</text:p>
              </text:list-item>
              <text:list-item>
                <text:p text:style-name="P16">Ouverture des 2 vantaux</text:p>
              </text:list-item>
              <text:list-item>
                <text:p text:style-name="P16">Signal lumineux clignotant en fonctionnement</text:p>
              </text:list-item>
            </text:list>
            <text:p text:style-name="P9"/>
          </table:table-cell>
        </table:table-row>
        <table:table-row>
          <table:table-cell table:style-name="Tableau1.A2" office:value-type="string">
            <text:p text:style-name="P11"/>
            <text:p text:style-name="P11">5</text:p>
          </table:table-cell>
          <table:table-cell table:style-name="Tableau1.B2" office:value-type="string">
            <text:p text:style-name="P9"/>
            <text:list xml:id="list80526368508574" text:continue-list="list80526815840479" text:style-name="WW8Num1">
              <text:list-item text:start-value="1">
                <text:p text:style-name="P16">Commande par radio à l’aide d’un émetteur ClikStar, une touche de l’émetteur pour l’ouverture des 2 vantaux, une touche pour la fermeture des 2 vantaux</text:p>
              </text:list-item>
              <text:list-item>
                <text:p text:style-name="P16">Signal lumineux clignotant en fonctionnement</text:p>
              </text:list-item>
            </text:list>
            <text:p text:style-name="P9"/>
          </table:table-cell>
        </table:table-row>
        <table:table-row>
          <table:table-cell table:style-name="Tableau1.A2" office:value-type="string">
            <text:p text:style-name="P11"/>
            <text:p text:style-name="P11">6</text:p>
            <text:p text:style-name="P11"/>
          </table:table-cell>
          <table:table-cell table:style-name="Tableau1.B2" office:value-type="string">
            <text:p text:style-name="P9"/>
            <text:list xml:id="list80525781872174" text:continue-list="list80526368508574" text:style-name="WW8Num1">
              <text:list-item text:start-value="1">
                <text:p text:style-name="P16">Commande par radio à l’aide d’un émetteur ClikStar, une touche de l’émetteur pour l’ouverture des 2 vantaux, une touche pour l’ouverture d’un seul vantail</text:p>
              </text:list-item>
              <text:list-item>
                <text:p text:style-name="P16">Détection d’obstacle par photocellules de sécurité</text:p>
              </text:list-item>
              <text:list-item>
                <text:p text:style-name="P16">Signal lumineux clignotant en fonctionnement</text:p>
              </text:list-item>
            </text:list>
            <text:p text:style-name="P9"/>
          </table:table-cell>
        </table:table-row>
        <table:table-row>
          <table:table-cell table:style-name="Tableau1.A2" office:value-type="string">
            <text:p text:style-name="P11"/>
            <text:p text:style-name="P11">7</text:p>
          </table:table-cell>
          <table:table-cell table:style-name="Tableau1.B2" office:value-type="string">
            <text:p text:style-name="P9"/>
            <text:list xml:id="list80527438813772" text:continue-list="list80525781872174" text:style-name="WW8Num1">
              <text:list-item text:start-value="1">
                <text:p text:style-name="P16">Commande par radio à l’aide d’un sélecteur radio à clavier</text:p>
              </text:list-item>
              <text:list-item>
                <text:p text:style-name="P16">Alimentation par batterie en cas de coupure secteur</text:p>
              </text:list-item>
              <text:list-item>
                <text:p text:style-name="P16">Signal lumineux clignotant en fonctionnement</text:p>
                <text:p text:style-name="P16"/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0.635cm"/>
      </text:outline-level-style>
      <text:outline-level-style text:level="2" style:num-format="">
        <style:list-level-properties text:space-before="0.635cm"/>
      </text:outline-level-style>
      <text:outline-level-style text:level="3" style:num-format="">
        <style:list-level-properties text:space-before="0.635cm"/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space-before="0.635cm"/>
      </text:outline-level-style>
      <text:outline-level-style text:level="7" style:num-format="">
        <style:list-level-properties text:space-before="0.635cm"/>
      </text:outline-level-style>
      <text:outline-level-style text:level="8" style:num-format="">
        <style:list-level-properties text:space-before="0.635cm"/>
      </text:outline-level-style>
      <text:outline-level-style text:level="9" style:num-format="">
        <style:list-level-properties text:space-before="0.635cm"/>
      </text:outline-level-style>
      <text:outline-level-style text:level="10" style:num-format="">
        <style:list-level-properties text:space-before="0.635cm"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801cm" fo:margin-bottom="1.801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45cm" svg:y="0cm" svg:width="3.468cm" svg:height="1.697cm" draw:z-index="1"><draw:image xlink:href="Pictures/10000000000003B000000228E4FE2368.jpg" xlink:type="simple" xlink:show="embed" xlink:actuate="onLoad"/></draw:frame>SYSTEMES – PORTAIL MOTOSTAR </text:p>
        <text:p text:style-name="MP1">Test et validation du matériel dans la configuration client</text:p>
        <text:p text:style-name="MP1">_________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test_config_client.odt</text:file-name></text:span><text:span text:style-name="MT2"><text:tab/><text:tab/></text:span><text:span text:style-name="MT1"><text:tab/>- </text:span><text:span text:style-name="MT1"><text:page-number text:select-page="current">2</text:page-number></text:span><text:span text:style-name="MT1"> -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title>Objectifs : </dc:title>
    <meta:initial-creator>anne marie</meta:initial-creator>
    <meta:creation-date>2005-09-29T10:03:00</meta:creation-date>
    <dc:date>2016-01-26T08:05:25.062000000</dc:date>
    <meta:print-date>2007-03-07T13:38:42</meta:print-date>
    <dc:language>fr-FR</dc:language>
    <meta:editing-cycles>26</meta:editing-cycles>
    <meta:editing-duration>PT1H41M57S</meta:editing-duration>
    <meta:document-statistic meta:table-count="1" meta:image-count="1" meta:object-count="0" meta:page-count="2" meta:paragraph-count="62" meta:word-count="544" meta:character-count="3419" meta:non-whitespace-character-count="2968"/>
    <meta:user-defined meta:name="Info 1"/>
    <meta:user-defined meta:name="Info 2"/>
    <meta:user-defined meta:name="Info 3"/>
    <meta:user-defined meta:name="Info 4"/>
  </office:meta>
</office:document-meta>
</file>